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CE000001DFC51F35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2.673cm" svg:x="1.249cm" svg:y="8.645cm">
          <draw:image xlink:href="Pictures/10000201000002CE000001DFC51F35C8.png" xlink:type="simple" xlink:show="embed" xlink:actuate="onLoad">
            <text:p/>
          </draw:image>
        </draw:frame>
        <draw:custom-shape draw:style-name="gr2" draw:text-style-name="P1" draw:layer="layout" svg:width="5.04cm" svg:height="1.29cm" svg:x="6.039cm" svg:y="9.029cm">
          <text:p text:style-name="P1">Quay side</text:p>
          <draw:enhanced-geometry svg:viewBox="0 0 21600 21600" draw:mirror-horizontal="false" draw:type="line-callout-2" draw:modifiers="-2776.59194604245 63076.6847405112 -2776.59194604245 9402.94345468629 -1071.21602856576 9269.093725793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5.371cm" svg:height="1.29cm" svg:x="13.117cm" svg:y="9.029cm">
          <text:p text:style-name="P1">Yard</text:p>
          <draw:enhanced-geometry svg:viewBox="0 0 21600 21600" draw:mirror-horizontal="false" draw:type="line-callout-2" draw:modifiers="-2601.48920327625 63059.9535243997 -2776.59194604245 9402.94345468629 -1001.191362621 9269.093725793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.595cm" svg:height="1.29cm" svg:x="15.478cm" svg:y="18.331cm">
          <text:p text:style-name="P1">Land side</text:p>
          <draw:enhanced-geometry svg:viewBox="0 0 21600 21600" draw:mirror-horizontal="false" draw:type="line-callout-2" draw:modifiers="-2946.7362924282 -63779.395817196 -2776.59194604245 9402.94345468629 -1165.53524804178 9269.093725793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9T09:13:28</meta:creation-date>
    <dc:date>2011-08-22T11:36:48</dc:date>
    <meta:editing-duration>PT00H04M59S</meta:editing-duration>
    <meta:editing-cycles>1</meta:editing-cycles>
    <meta:generator>LibreOffice/3.3$Unix LibreOffice_project/330m19$Build-301</meta:generator>
    <meta:document-statistic meta:object-count="4"/>
  </office:meta>
</office:document-meta>
</file>